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0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5.451cm" fo:min-width="21.541cm"/>
    </style:style>
    <style:style style:name="gr15" style:family="graphic" style:parent-style-name="standard">
      <style:graphic-properties draw:stroke="none" svg:stroke-color="#000000" draw:fill="none" draw:fill-color="#ffffff" fo:min-height="0.48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75cm" fo:min-width="19.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0.65cm" fo:min-width="19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5cm" svg:y="81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2.8cm" svg:y="78.7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36.5cm" svg:y="86.2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5.8cm" svg:y="81.8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9.5cm" svg:y="80.1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cm" svg:y="83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1.9cm" svg:y="83.1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32cm" svg:y="77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32.7cm" svg:y="84.2cm">
          <draw:text-box>
            <text:p>BLAT Annotation</text:p>
          </draw:text-box>
        </draw:frame>
        <draw:custom-shape draw:style-name="gr1" draw:text-style-name="P1" draw:layer="layout" svg:width="2.4cm" svg:height="1.7cm" svg:x="32.7cm" svg:y="92.2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5.7cm" svg:y="94.4cm">
          <text:p text:style-name="P1">DIAMOND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8.3cm" svg:y="92.7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41cm" svg:y="94.8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6.3cm" svg:x="31.7cm" svg:y="91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31.6cm" svg:y="96.6cm">
          <draw:text-box>
            <text:p>DIAMOND Annotation</text:p>
          </draw:text-box>
        </draw:frame>
        <draw:custom-shape draw:style-name="gr2" draw:text-style-name="P1" draw:layer="layout" svg:width="4.4cm" svg:height="1.7cm" svg:x="35.9cm" svg:y="97.8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8" draw:text-style-name="P3" draw:layer="layout" svg:width="3.6cm" svg:height="1cm" svg:x="8.4cm" svg:y="6.4cm">
          <draw:text-box>
            <text:p>Pair 1, 2, orphans</text:p>
          </draw:text-box>
        </draw:frame>
        <draw:connector draw:style-name="gr9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8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9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9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draw:layer="layout" svg:width="2.4cm" svg:height="1.7cm" svg:x="11.8cm" svg:y="79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1.7cm" svg:y="85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0.9cm" svg:y="8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14.4cm" svg:y="87.1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3.1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2.3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5.6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103.261cm">
          <draw:text-box>
            <text:p>N-times</text:p>
          </draw:text-box>
        </draw:frame>
        <draw:custom-shape draw:style-name="gr14" draw:text-style-name="P2" draw:layer="layout" svg:width="22.041cm" svg:height="45.701cm" draw:transform="rotate (-0.00767944870877482) translate (1.24cm 76.70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9cm" svg:y="104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4.1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7.4cm" svg:y="105.861cm">
          <draw:text-box>
            <text:p>N-times</text:p>
          </draw:text-box>
        </draw:frame>
        <draw:custom-shape draw:style-name="gr1" draw:text-style-name="P1" draw:layer="layout" svg:width="2.4cm" svg:height="1.7cm" svg:x="4.4cm" svg:y="108.4cm">
          <text:p text:style-name="P1">Merge file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6.9cm" svg:y="109.361cm">
          <draw:text-box>
            <text:p>N-times</text:p>
          </draw:text-box>
        </draw:frame>
        <draw:custom-shape draw:style-name="gr1" draw:text-style-name="P1" draw:layer="layout" svg:width="2.4cm" svg:height="1.7cm" svg:x="9.9cm" svg:y="111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9.1cm" svg:y="1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2.4cm" svg:y="112.861cm">
          <draw:text-box>
            <text:p>N-times</text:p>
          </draw:text-box>
        </draw:frame>
        <draw:custom-shape draw:style-name="gr12" draw:text-style-name="P2" draw:layer="layout" svg:width="5.1cm" svg:height="2.8cm" svg:x="3.7cm" svg:y="10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10.3cm" svg:y="115.4cm">
          <text:p text:style-name="P1">Filter rR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2cm" svg:y="118.4cm">
          <text:p text:style-name="P1">Filter mRNA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9cm" svg:height="0.739cm" svg:x="13.2cm" svg:y="116.061cm">
          <draw:text-box>
            <text:p>Orphans, pair 1, 2</text:p>
          </draw:text-box>
        </draw:frame>
        <draw:frame draw:style-name="gr15" draw:text-style-name="P3" draw:layer="layout" svg:width="3.9cm" svg:height="0.739cm" svg:x="12.9cm" svg:y="119.361cm">
          <draw:text-box>
            <text:p>Orphans, pair 1, 2</text:p>
          </draw:text-box>
        </draw:frame>
        <draw:frame draw:style-name="gr15" draw:text-style-name="P3" draw:layer="layout" svg:width="3.9cm" svg:height="0.739cm" svg:x="18.7cm" svg:y="121.561cm">
          <draw:text-box>
            <text:p>Filter rRNA</text:p>
          </draw:text-box>
        </draw:frame>
        <draw:custom-shape draw:style-name="gr1" draw:text-style-name="P1" draw:layer="layout" svg:width="2.4cm" svg:height="1.7cm" svg:x="10.3cm" svg:y="123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5cm" svg:y="125.9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27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0.1cm" svg:height="8cm" svg:x="2.5cm" svg:y="1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9cm" svg:height="1.039cm" svg:x="18.4cm" svg:y="129cm">
          <draw:text-box>
            <text:p>Duplicate repopulation</text:p>
          </draw:text-box>
        </draw:frame>
        <draw:custom-shape draw:style-name="gr1" draw:text-style-name="P1" draw:layer="layout" svg:width="2.4cm" svg:height="1.7cm" svg:x="11.3cm" svg:y="133.3cm">
          <text:p text:style-name="P1">SPADES</text:p>
          <text:p text:style-name="P1">Assemble </text:p>
          <text:p text:style-name="P1">contigs 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2cm" svg:y="134.1cm">
          <draw:text-box>
            <text:p>pair 1, 2</text:p>
          </draw:text-box>
        </draw:frame>
        <draw:custom-shape draw:style-name="gr17" draw:text-style-name="P2" draw:layer="layout" svg:width="20.1cm" svg:height="10.9cm" svg:x="2.7cm" svg:y="13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9cm" svg:height="1.039cm" svg:x="18.5cm" svg:y="140.561cm">
          <draw:text-box>
            <text:p>Assemble contigs</text:p>
            <text:p/>
          </draw:text-box>
        </draw:frame>
        <draw:custom-shape draw:style-name="gr1" draw:text-style-name="P1" draw:layer="layout" svg:width="2.4cm" svg:height="1.7cm" svg:x="11.5cm" svg:y="135.7cm">
          <text:p text:style-name="P1">BWA pair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4cm" svg:y="136.5cm">
          <draw:text-box>
            <text:p>pair 1, 2</text:p>
          </draw:text-box>
        </draw:frame>
        <draw:custom-shape draw:style-name="gr1" draw:text-style-name="P1" draw:layer="layout" svg:width="2.4cm" svg:height="1.7cm" svg:x="11.6cm" svg:y="137.9cm">
          <text:p text:style-name="P1">BWA orphan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5cm" svg:y="138.7cm">
          <draw:text-box>
            <text:p>orphans</text:p>
          </draw:text-box>
        </draw:frame>
        <draw:custom-shape draw:style-name="gr1" draw:text-style-name="P1" draw:layer="layout" svg:width="2.4cm" svg:height="1.7cm" svg:x="11.7cm" svg:y="140cm">
          <text:p text:style-name="P1">Merge conti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2cm" svg:y="69.6cm">
          <text:p text:style-name="P1">BWA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9.5cm" svg:y="71.3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4.1cm" svg:y="72.8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6.7cm" svg:y="74.6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32cm" svg:y="69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32.7cm" svg:y="75.8cm">
          <draw:text-box>
            <text:p>BLAT Annot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9T00:43:46.206000000</dc:date>
    <meta:editing-duration>P6DT1M22S</meta:editing-duration>
    <meta:editing-cycles>24</meta:editing-cycles>
    <meta:generator>LibreOffice/5.4.4.2$Windows_X86_64 LibreOffice_project/2524958677847fb3bb44820e40380acbe820f960</meta:generator>
    <meta:document-statistic meta:object-count="126"/>
  </office:meta>
</office:document-meta>
</file>